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7d98" officeooo:paragraph-rsid="00017d98"/>
    </style:style>
    <style:style style:name="P2" style:family="paragraph" style:parent-style-name="Standard">
      <style:paragraph-properties fo:text-align="start" style:justify-single-word="false"/>
      <style:text-properties officeooo:rsid="00017d98" officeooo:paragraph-rsid="00017d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/ BUSINESS PROBLEM</text:p>
      <text:p text:style-name="P2"/>
      <text:p text:style-name="P2">The city I am going to choose is the city of Mumbai, India. Mumbai is one of the most populated cities in the world and thus provides a lot of business opportunities. So I will be solving the problem of Suresh who wants to open a Chinese restaurant in Mumbai. Now since Mumbai is a very large and densely populated cities, Suresh does not know in which locality(neighbourhood) he should setup his business so that it is profitable and guarantees future returns. Thus, I will help Suresh in deciding the neighbourhood(locality) he should setup business and wh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8:19:10.503000000</meta:creation-date>
    <dc:date>2020-01-31T18:28:38.185000000</dc:date>
    <meta:editing-duration>PT9M33S</meta:editing-duration>
    <meta:editing-cycles>1</meta:editing-cycles>
    <meta:document-statistic meta:table-count="0" meta:image-count="0" meta:object-count="0" meta:page-count="1" meta:paragraph-count="2" meta:word-count="100" meta:character-count="590" meta:non-whitespace-character-count="492"/>
    <meta:generator>LibreOffice/6.1.6.3$Windows_X86_64 LibreOffice_project/5896ab1714085361c45cf540f76f60673dd96a72</meta:generator>
  </office:meta>
</office:document-meta>
</file>